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7395" officeooo:paragraph-rsid="000b7395"/>
    </style:style>
    <style:style style:name="P2" style:family="paragraph" style:parent-style-name="Standard">
      <style:text-properties fo:font-size="16pt" fo:font-weight="bold" officeooo:rsid="000b7395" officeooo:paragraph-rsid="000b7395" style:font-size-asian="16pt" style:font-weight-asian="bold" style:font-size-complex="16pt" style:font-weight-complex="bold"/>
    </style:style>
    <style:style style:name="P3" style:family="paragraph" style:parent-style-name="Standard">
      <style:text-properties fo:font-weight="bold" officeooo:rsid="000d29b2" officeooo:paragraph-rsid="000d29b2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0d29b2" officeooo:paragraph-rsid="000d29b2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0d29b2" officeooo:paragraph-rsid="000d29b2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0ea92f" officeooo:paragraph-rsid="000ea92f" style:font-weight-asian="normal" style:font-weight-complex="normal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  <style:text-properties fo:font-size="12pt"/>
    </style:style>
    <style:style style:name="P9" style:family="paragraph">
      <style:paragraph-properties fo:text-align="center"/>
      <style:text-properties fo:font-size="12pt"/>
    </style:style>
    <style:style style:name="P10" style:family="paragraph">
      <loext:graphic-properties draw:fill="none"/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ea92f"/>
    </style:style>
    <style:style style:name="T3" style:family="text">
      <style:text-properties fo:font-size="12pt"/>
    </style:style>
    <style:style style:name="gr1" style:family="graphic">
      <style:graphic-properties style:run-through="foreground" style:wrap="none" style:vertical-pos="from-top" style:vertical-rel="paragraph" style:horizontal-pos="from-left" style:horizontal-rel="paragraph"/>
    </style:style>
    <style:style style:name="gr2" style:family="graphic">
      <style:graphic-properties draw:stroke="dash" draw:stroke-dash="Fine_20_Dashed" draw:fill="none" draw:textarea-horizontal-align="justify" draw:textarea-vertical-align="middle" draw:auto-grow-height="false" fo:min-height="2.267cm" fo:min-width="2.503cm" style:run-through="foreground"/>
    </style:style>
    <style:style style:name="gr3" style:family="graphic">
      <style:graphic-properties draw:textarea-horizontal-align="justify" draw:textarea-vertical-align="middle" draw:auto-grow-height="false" fo:min-height="2.265cm" fo:min-width="4.826cm" style:run-through="foreground"/>
    </style:style>
    <style:style style:name="gr4" style:family="graphic">
      <style:graphic-properties draw:textarea-horizontal-align="justify" draw:textarea-vertical-align="middle" draw:auto-grow-height="false" fo:min-height="2.267cm" fo:min-width="4.83cm" style:run-through="foreground"/>
    </style:style>
    <style:style style:name="gr5" style:family="graphic">
      <style:graphic-properties draw:marker-start="Arrow" draw:marker-end="Arrow" draw:textarea-horizontal-align="center" draw:textarea-vertical-align="middle" style:run-through="foreground"/>
    </style:style>
    <style:style style:name="gr6" style:family="graphic">
      <style:graphic-properties draw:textarea-horizontal-align="justify" draw:textarea-vertical-align="middle" draw:auto-grow-height="false" fo:min-height="2.267cm" fo:min-width="2.9cm" style:run-through="foreground"/>
    </style:style>
    <style:style style:name="gr7" style:family="graphic">
      <style:graphic-properties draw:textarea-horizontal-align="justify" draw:textarea-vertical-align="middle" draw:auto-grow-height="false" fo:min-height="2.265cm" fo:min-width="2.254cm" style:run-through="foreground"/>
    </style:style>
    <style:style style:name="gr8" style:family="graphic">
      <style:graphic-properties draw:textarea-horizontal-align="justify" draw:textarea-vertical-align="middle" draw:auto-grow-height="false" fo:min-height="2.267cm" fo:min-width="2.254cm" style:run-through="foreground"/>
    </style:style>
    <style:style style:name="gr9" style:family="graphic">
      <style:graphic-properties draw:fill="none" draw:textarea-horizontal-align="justify" draw:textarea-vertical-align="middle" draw:auto-grow-height="false" fo:min-height="0.817cm" fo:min-width="4.334cm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structura Recomendada para una aplicación Web Api (Backend)</text:p>
      <text:p text:style-name="P1"/>
      <text:p text:style-name="P3"><draw:g text:anchor-type="paragraph" draw:z-index="0" draw:style-name="gr1"><draw:custom-shape draw:name="Forma1" draw:style-name="gr2" draw:text-style-name="P8" svg:width="2.504cm" svg:height="2.267cm" svg:x="0.504cm" svg:y="1.617cm"><text:p text:style-name="P7"><text:span text:style-name="T3">Validators</text:span></text:p><draw:enhanced-geometry svg:viewBox="0 0 21600 21600" draw:type="rectangle" draw:enhanced-path="M 0 0 L 21600 0 21600 21600 0 21600 0 0 Z N"/></draw:custom-shape><draw:custom-shape draw:name="Forma1" draw:style-name="gr3" draw:text-style-name="P9" svg:width="4.827cm" svg:height="2.266cm" svg:x="8.055cm" svg:y="1.596cm"><text:p text:style-name="P7"><text:span text:style-name="T3">Controllers</text:span></text:p><draw:enhanced-geometry svg:viewBox="0 0 21600 21600" draw:type="rectangle" draw:enhanced-path="M 0 0 L 21600 0 21600 21600 0 21600 0 0 Z N"/></draw:custom-shape><draw:custom-shape draw:name="Forma1" draw:style-name="gr3" draw:text-style-name="P9" svg:width="4.827cm" svg:height="2.266cm" svg:x="8.055cm" svg:y="5.517cm"><text:p text:style-name="P7"><text:span text:style-name="T3">Services</text:span></text:p><draw:enhanced-geometry svg:viewBox="0 0 21600 21600" draw:type="rectangle" draw:enhanced-path="M 0 0 L 21600 0 21600 21600 0 21600 0 0 Z N"/></draw:custom-shape><draw:custom-shape draw:name="Forma1" draw:style-name="gr4" draw:text-style-name="P9" svg:width="4.83cm" svg:height="2.267cm" svg:x="8.055cm" svg:y="9.375cm"><text:p text:style-name="P7"><text:span text:style-name="T3">Data</text:span></text:p><draw:enhanced-geometry svg:viewBox="0 0 21600 21600" draw:type="rectangle" draw:enhanced-path="M 0 0 L 21600 0 21600 21600 0 21600 0 0 Z N"/></draw:custom-shape><draw:line draw:name="Forma2" draw:style-name="gr5" draw:text-style-name="P9" svg:x1="10.49cm" svg:y1="3.967cm" svg:x2="10.511cm" svg:y2="5.517cm"><text:p/></draw:line><draw:line draw:name="Forma2" draw:style-name="gr5" draw:text-style-name="P9" svg:x1="10.49cm" svg:y1="3.967cm" svg:x2="10.511cm" svg:y2="5.517cm"><text:p/></draw:line><draw:line draw:name="Forma2" draw:style-name="gr5" draw:text-style-name="P9" svg:x1="10.512cm" svg:y1="7.925cm" svg:x2="10.533cm" svg:y2="9.475cm"><text:p/></draw:line><draw:line draw:name="Forma2" draw:style-name="gr5" draw:text-style-name="P9" svg:x1="12.883cm" svg:y1="10.465cm" svg:x2="14.994cm" svg:y2="10.499cm"><text:p/></draw:line><draw:custom-shape draw:name="Forma1" draw:style-name="gr6" draw:text-style-name="P9" svg:width="2.901cm" svg:height="2.267cm" svg:x="15.056cm" svg:y="9.375cm"><text:p text:style-name="P7"><text:span text:style-name="T3">Interfaces</text:span></text:p><draw:enhanced-geometry svg:viewBox="0 0 21600 21600" draw:type="rectangle" draw:enhanced-path="M 0 0 L 21600 0 21600 21600 0 21600 0 0 Z N"/></draw:custom-shape><draw:line draw:name="Forma2" draw:style-name="gr5" draw:text-style-name="P9" svg:x1="12.883cm" svg:y1="10.465cm" svg:x2="14.994cm" svg:y2="10.499cm"><text:p/></draw:line><draw:custom-shape draw:name="Forma1" draw:style-name="gr7" draw:text-style-name="P9" svg:width="2.255cm" svg:height="2.266cm" svg:x="4.626cm" svg:y="1.596cm"><text:p text:style-name="P7"><text:span text:style-name="T3">DTOs</text:span></text:p><draw:enhanced-geometry svg:viewBox="0 0 21600 21600" draw:type="rectangle" draw:enhanced-path="M 0 0 L 21600 0 21600 21600 0 21600 0 0 Z N"/></draw:custom-shape><draw:line draw:name="Forma2" draw:style-name="gr5" draw:text-style-name="P9" svg:x1="6.68cm" svg:y1="2.799cm" svg:x2="8.056cm" svg:y2="2.799cm"><text:p/></draw:line><draw:custom-shape draw:name="Forma1" draw:style-name="gr8" draw:text-style-name="P9" svg:width="2.255cm" svg:height="2.267cm" svg:x="4.626cm" svg:y="9.375cm"><text:p text:style-name="P7"><text:span text:style-name="T3">Models</text:span></text:p><draw:enhanced-geometry svg:viewBox="0 0 21600 21600" draw:type="rectangle" draw:enhanced-path="M 0 0 L 21600 0 21600 21600 0 21600 0 0 Z N"/></draw:custom-shape><draw:custom-shape draw:name="Forma3" draw:style-name="gr9" draw:text-style-name="P10" svg:width="5.411cm" svg:height="1.632cm" draw:transform="rotate (1.5707963267949) translate (4.96711111111111cm 9.37506944444444cm)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draw:name="Forma1" draw:style-name="gr8" draw:text-style-name="P9" svg:width="2.255cm" svg:height="2.267cm" svg:x="4.626cm" svg:y="5.597cm"><text:p text:style-name="P7"><text:span text:style-name="T3">Profiles</text:span></text:p><draw:enhanced-geometry svg:viewBox="0 0 21600 21600" draw:type="rectangle" draw:enhanced-path="M 0 0 L 21600 0 21600 21600 0 21600 0 0 Z N"/></draw:custom-shape><draw:line draw:name="Forma2" draw:style-name="gr5" draw:text-style-name="P9" svg:x1="3.007cm" svg:y1="2.713cm" svg:x2="4.626cm" svg:y2="2.761cm"><text:p/></draw:line></draw:g>Ejemplo 1</text:p>
      <text:p text:style-name="P3"/>
      <text:p text:style-name="P3"/>
      <text:p text:style-name="P3"/>
      <text:p text:style-name="P4"/>
      <text:p text:style-name="P5">En este caso, se trata de una aplicación que tiene las carpetas organizadas en un solo proyecto Web Api. Cada caja es una carpeta de proyecto</text:p>
      <text:p text:style-name="P5"/>
      <text:p text:style-name="P5"><text:span text:style-name="T1">Controllers</text:span>: Carpeta contenedora de las clases controllers. Se dispondra de una clase controller por cada entidad que se modele. Los controladores son los que emergen desde y hacia el limite de la aplicación.</text:p>
      <text:p text:style-name="P5"/>
      <text:p text:style-name="P5"><text:span text:style-name="T1">Services</text:span>: Carpeta contenedora de las clases de la logica de negocios. Estas clases resuelven las solicitudes de controllers aplicando la logica de negocios necesaria. En caso de requerir E/S realizan solicitudes a la capa de datos (Data). En aplicaciones pequeñas, puede ser absorvida por controllers.</text:p>
      <text:p text:style-name="P5"/>
      <text:p text:style-name="P5"><text:span text:style-name="T1">Data</text:span>: Carpeta contenedora de las clases necesarias para resolver la persistencia. Estas clases reciben solicitudes de Services y la envia a la BD. EN aplicaciones con EntityFramework, se ubica las clases de contexto (DbContext), las repository que son las que resuelven el acceso a datos.</text:p>
      <text:p text:style-name="P5"/>
      <text:p text:style-name="P5"><text:span text:style-name="T1">Models</text:span>: Carpeta contenedora <text:s/>de las clases del modelo de datos. Son clases sin metodo, que EntityFramework usa para definir las tablas de la BD. Existe un clase por tabla o entidad.</text:p>
      <text:p text:style-name="P5"/>
      <text:p text:style-name="P5"><text:span text:style-name="T1">Interfaces</text:span>: Carpeta contenedora de las interfaces que usa repository. Las interfaces se usan para que <text:span text:style-name="T2">no existan dependencias entre capas. En este ejemplo, las clases de Services, no referencian de forma directa los elementos de Data, sino a traves de las interfaces. Las interfaces necesarias se ubicaran en esta carpera. Se requiere definir 1 clase de interface por cada entidad del proyecto.</text:span></text:p>
      <text:p text:style-name="P5"/>
      <text:p text:style-name="P6"><text:span text:style-name="T1">NOTA</text:span>: En este ejemplo, solo la capa de datos requiere interfaces.</text:p>
      <text:p text:style-name="P5"><text:soft-page-break/></text:p>
      <text:p text:style-name="P6"><text:span text:style-name="T1">DTOs</text:span>: Carpeta contenedora de las clases de transferencia. Se debe definir 1 clase de DTO por cada entidad del proyecto.</text:p>
      <text:p text:style-name="P6"/>
      <text:p text:style-name="P6"><text:span text:style-name="T1">Profiles</text:span>: Carpeta contenedora de la clase de configuracion del mapeador. 1 Clase para el mapeador.</text:p>
      <text:p text:style-name="P6"/>
      <text:p text:style-name="P6"><text:span text:style-name="T1">Validator</text:span>: Carpeta contenedora de las validaciones. Se definir en caso de usar la librería Fluent Validation. Se definir una clase por cada elemento DTO. Las clases contienen las validaciones a aplicar.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s" fo:country="A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9-20T14:59:10.917000000</meta:creation-date>
    <dc:date>2024-09-20T15:30:57.439000000</dc:date>
    <meta:editing-duration>PT8M9S</meta:editing-duration>
    <meta:editing-cycles>1</meta:editing-cycles>
    <meta:document-statistic meta:table-count="0" meta:image-count="0" meta:object-count="0" meta:page-count="2" meta:paragraph-count="12" meta:word-count="329" meta:character-count="2066" meta:non-whitespace-character-count="1748"/>
    <meta:generator>LibreOffice/5.2.7.2$Windows_x86 LibreOffice_project/2b7f1e640c46ceb28adf43ee075a6e8b8439ed10</meta:generator>
  </office:meta>
</office:document-meta>
</file>